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officeooo:rsid="00131040" officeooo:paragraph-rsid="00131040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" fo:font-size="14pt" fo:font-weight="bold" officeooo:rsid="00131040" officeooo:paragraph-rsid="0013104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UX ASSIGNMENTS</text:p>
      <text:p text:style-name="P1"/>
      <text:p text:style-name="P1"/>
      <text:p text:style-name="P1"/>
      <text:p text:style-name="P1">1) Check <text:s/>disk space and send <text:s/>an email alert . <text:s text:c="2"/></text:p>
      <text:p text:style-name="P1"/>
      <text:p text:style-name="P1"><text:s text:c="4"/>When a <text:s/>/tmp/ <text:s/>directory <text:s/>space is <text:s/>more <text:s/>than 50% used, <text:s text:c="2"/>then script should <text:s/>send a alert to email. This <text:s/>script <text:s/>should run every 30 mins on Mon, Thrus and Sunday.</text:p>
      <text:p text:style-name="P1"/>
      <text:p text:style-name="P1"/>
      <text:p text:style-name="P1">2) Drawing <text:s/>special <text:s/>Pattern</text:p>
      <text:p text:style-name="P1"/>
      <text:p text:style-name="P1"><text:s text:c="5"/>Script <text:s/>should <text:s/>draw a diamond patter using <text:s/>'$' </text:p>
      <text:p text:style-name="P1"/>
      <text:p text:style-name="P1">-&gt; This <text:s/>script <text:s/>should run every 30 mins on Mon, Thrus and Sunday by use the crontab -e option</text:p>
      <text:p text:style-name="P1"/>
      <text:p text:style-name="P1"/>
      <text:p text:style-name="P1">3) Check <text:s/>file <text:s/>existence </text:p>
      <text:p text:style-name="P1"><text:s text:c="5"/></text:p>
      <text:p text:style-name="P1"><text:s text:c="5"/>Create a script <text:s/>to check for <text:s/>existing of some test file (to be <text:s/>created) <text:s/>and modify a particular <text:s/>word thru out the file and finally <text:s/>save the file.</text:p>
      <text:p text:style-name="P1"/>
      <text:p text:style-name="P1">-&gt; Find the location of file to check wheather the file is exists or not</text:p>
      <text:p text:style-name="P1"/>
      <text:p text:style-name="P1">-&gt; Modify the data and save the file by using se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8T11:18:09.273650991</dc:date>
    <meta:editing-duration>PT1M16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1" meta:paragraph-count="11" meta:word-count="131" meta:character-count="722" meta:non-whitespace-character-count="550"/>
  </office:meta>
</office:document-meta>
</file>